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5977A81AD4EEA68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9bea8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bea8"/>
    </style:style>
    <style:style style:name="P4" style:family="paragraph" style:parent-style-name="Standard">
      <style:paragraph-properties fo:text-align="start" style:justify-single-word="false"/>
      <style:text-properties officeooo:paragraph-rsid="0019bea8"/>
    </style:style>
    <style:style style:name="P5" style:family="paragraph" style:parent-style-name="Footnote">
      <style:text-properties officeooo:rsid="000c9c99" officeooo:paragraph-rsid="000c9c99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ba39b"/>
    </style:style>
    <style:style style:name="T5" style:family="text">
      <style:text-properties officeooo:rsid="001bc1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4" style:data-style-name="N0">6.04</text:variable-set>: <text:span text:style-name="T3">Conservation of Energy</text:span></text:p>
      <text:p text:style-name="P2"/>
      <text:list xml:id="list4808650538300947857" text:style-name="L1">
        <text:list-item>
          <text:p text:style-name="P3">A 1<text:span text:style-name="T4">1</text:span>0 kg man runs at a velocity of 10 m/s. What is his kinetic energy? </text:p>
        </text:list-item>
      </text:list>
      <text:p text:style-name="P4"/>
      <text:p text:style-name="P4"/>
      <text:list xml:id="list213156283903142" text:continue-numbering="true" text:style-name="L1">
        <text:list-item>
          <text:p text:style-name="P3">A car has a mass of <text:span text:style-name="T4">8</text:span>75 kg. <text:s/>It drives at 14 m/s. <text:s/>What is its kinetic energy?</text:p>
        </text:list-item>
      </text:list>
      <text:p text:style-name="P4"/>
      <text:p text:style-name="P4"/>
      <text:p text:style-name="P4"/>
      <text:list xml:id="list213156835703310" text:continue-numbering="true" text:style-name="L1">
        <text:list-item>
          <text:p text:style-name="P3">What is the kinetic energy of an electron ( me = 9.1 x 10<text:span text:style-name="T1">-31</text:span> kg) that moves at a speed of 6.5 × 10 <text:span text:style-name="T1">5</text:span> m/s?</text:p>
        </text:list-item>
      </text:list>
      <text:p text:style-name="P4"/>
      <text:p text:style-name="P4"/>
      <text:p text:style-name="P4"/>
      <text:list xml:id="list213156291157583" text:continue-numbering="true" text:style-name="L1">
        <text:list-item>
          <text:p text:style-name="P3"><text:span text:style-name="T2"><text:s/></text:span>A helicopter flies at a velocity of <text:span text:style-name="T4">7</text:span>0 m/s at an altitude of 3<text:span text:style-name="T4">2</text:span>0 feet<text:note text:id="ftn1" text:note-class="footnote"><text:note-citation text:label="*">*</text:note-citation><text:note-body><text:p text:style-name="P5">Hint: 1 Meter = 3.281 Feet</text:p></text:note-body></text:note>. If the helicopter's mass is 10,000 kg,</text:p>
          <text:list>
            <text:list-item>
              <text:p text:style-name="P3">what is its potential energy? 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155966313886" text:continue-numbering="true" text:style-name="L1">
        <text:list-item>
          <text:list>
            <text:list-item>
              <text:p text:style-name="P3">what is the helicopter’s kinetic energ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157287695961" text:continue-numbering="true" text:style-name="L1">
        <text:list-item>
          <text:p text:style-name="P3">A man pushes a <text:span text:style-name="T4">6</text:span>0 kg crate with a force of 10 N across a frictionless surface, for a distance of 12 meters. <text:s/></text:p>
          <text:list>
            <text:list-item>
              <text:p text:style-name="P3">How much work did he do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157202706439" text:continue-numbering="true" text:style-name="L1">
        <text:list-item>
          <text:list>
            <text:list-item>
              <text:p text:style-name="P3">What is the velocity of the crate when he finishes pushing i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156699688015" text:continue-numbering="true" text:style-name="L1">
        <text:list-item>
          <text:p text:style-name="P3">A kangaroo jumps directly upward with an initial velocity of <text:span text:style-name="T4">5</text:span> m/s. <text:s/>What is the maximum height of the kangaroo’s jump?</text:p>
        </text:list-item>
      </text:list>
      <text:p text:style-name="P4"/>
      <text:p text:style-name="P4"/>
      <text:p text:style-name="P4"/>
      <text:p text:style-name="P4"><text:soft-page-break/></text:p>
      <text:list xml:id="list213157491313895" text:continue-numbering="true" text:style-name="L1">
        <text:list-item>
          <text:p text:style-name="P3">A skate-boarder drops into a 2-meter tall, frictionless half-pipe. <text:s/>His mass is 65 kg. </text:p>
          <text:list>
            <text:list-item>
              <text:p text:style-name="P3">What is the velocity of the skate-boarder at the bottom of the half-pipe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3157197216482" text:continue-numbering="true" text:style-name="L1">
        <text:list-item>
          <text:list>
            <text:list-item>
              <text:p text:style-name="P3">The skate-boarder then pushes against the ground to go faster. <text:s/>He pushes with a force of 100 N for a distance of <text:span text:style-name="T4">1</text:span> meter. <text:s/>How high does he go when he gets to the other side of the half-pipe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156573988260" text:continue-numbering="true" text:style-name="L1">
        <text:list-item>
          <text:p text:style-name="P3">A 1<text:span text:style-name="T4">6</text:span>00 kg car is traveling 25 m/s. <text:s/>The car slows down to 15 m/s over a distance of 20 meters. What is the force that the brakes applied to the car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157150322071" text:continue-numbering="true" text:style-name="L1">
        <text:list-item>
          <text:p text:style-name="P3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4"/>
      <text:p text:style-name="P4"/>
      <text:p text:style-name="P4"/>
      <text:p text:style-name="P4"/>
      <text:p text:style-name="P4"/>
      <text:list xml:id="list213157170265865" text:continue-numbering="true" text:style-name="L1">
        <text:list-item>
          <text:p text:style-name="P3">A proton has a mass of 1.67 x 10<text:span text:style-name="T1">-27</text:span> kg. <text:s/>It travels at 1.<text:span text:style-name="T5">6</text:span> x 10<text:span text:style-name="T1">8</text:span> m/s. <text:s/></text:p>
          <text:list>
            <text:list-item>
              <text:p text:style-name="P3">What is the kinetic energy of the proton.</text:p>
            </text:list-item>
          </text:list>
        </text:list-item>
      </text:list>
      <text:p text:style-name="P4"/>
      <text:p text:style-name="P4"/>
      <text:p text:style-name="P4"/>
      <text:list xml:id="list213157562576232" text:continue-numbering="true" text:style-name="L1">
        <text:list-item>
          <text:list>
            <text:list-item>
              <text:p text:style-name="P3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4"/>
      <text:p text:style-name="P4"/>
      <text:p text:style-name="P4"><text:soft-page-break/></text:p>
      <text:list xml:id="list213156614476178" text:continue-numbering="true" text:style-name="L1">
        <text:list-item>
          <text:p text:style-name="P3"><text:s/>Victoria carries her <text:span text:style-name="T5">3</text:span>5-kg backpack up a 200-meter tall hill. <text:s/></text:p>
          <text:list>
            <text:list-item>
              <text:p text:style-name="P3">How much work did she do?</text:p>
            </text:list-item>
          </text:list>
        </text:list-item>
      </text:list>
      <text:p text:style-name="P4"/>
      <text:p text:style-name="P4"/>
      <text:p text:style-name="P4"/>
      <text:list xml:id="list213157139037326" text:continue-numbering="true" text:style-name="L1">
        <text:list-item>
          <text:list>
            <text:list-item>
              <text:p text:style-name="P3">What is the potential energy of the backpack at the top of the hill?</text:p>
            </text:list-item>
          </text:list>
        </text:list-item>
      </text:list>
      <text:p text:style-name="P4"/>
      <text:p text:style-name="P4"/>
      <text:p text:style-name="P4"/>
      <text:list xml:id="list213157887678724" text:continue-numbering="true" text:style-name="L1">
        <text:list-item>
          <text:list>
            <text:list-item>
              <text:p text:style-name="P3">She drops her backpack off the cliff. <text:s/>What is the kinetic energy of the backpack halfway down? <text:s/></text:p>
            </text:list-item>
          </text:list>
        </text:list-item>
      </text:list>
      <text:p text:style-name="P4"/>
      <text:p text:style-name="P4"/>
      <text:p text:style-name="P4"/>
      <text:list xml:id="list213156459624123" text:continue-numbering="true" text:style-name="L1">
        <text:list-item>
          <text:list>
            <text:list-item>
              <text:p text:style-name="P3">What is the speed of the backpack halfway down?</text:p>
            </text:list-item>
          </text:list>
        </text:list-item>
      </text:list>
      <text:p text:style-name="P4"/>
      <text:p text:style-name="P4"/>
      <text:p text:style-name="P4"/>
      <text:list xml:id="list213156597487208" text:continue-numbering="true" text:style-name="L1">
        <text:list-item>
          <text:list>
            <text:list-item>
              <text:p text:style-name="P3">What is the speed of the backpack when it hits the ground? 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157008853952" text:continue-numbering="true" text:style-name="L1">
        <text:list-item>
          <text:p text:style-name="P3">A Japanese bomber flies over Pearl Harbor in Hawaii, and drops a <text:span text:style-name="T5">6</text:span>00 kg bomb on the USS Arizona, from 300 m above the ship.</text:p>
          <text:list>
            <text:list-item>
              <text:p text:style-name="P3">What is the potential energy of the bomb just as it is released?</text:p>
            </text:list-item>
          </text:list>
        </text:list-item>
      </text:list>
      <text:p text:style-name="P4"/>
      <text:p text:style-name="P4"/>
      <text:p text:style-name="P4"/>
      <text:list xml:id="list213157458611793" text:continue-numbering="true" text:style-name="L1">
        <text:list-item>
          <text:list>
            <text:list-item>
              <text:p text:style-name="P3">What is the potential energy of the bomb halfway down?</text:p>
            </text:list-item>
          </text:list>
        </text:list-item>
      </text:list>
      <text:p text:style-name="P4"/>
      <text:p text:style-name="P4"/>
      <text:p text:style-name="P4"/>
      <text:list xml:id="list213157779799825" text:continue-numbering="true" text:style-name="L1">
        <text:list-item>
          <text:list>
            <text:list-item>
              <text:p text:style-name="P3">What is the kinetic energy of the bomb halfway down?</text:p>
            </text:list-item>
          </text:list>
        </text:list-item>
      </text:list>
      <text:p text:style-name="P4"/>
      <text:p text:style-name="P4"/>
      <text:p text:style-name="P4"/>
      <text:list xml:id="list213157611773613" text:continue-numbering="true" text:style-name="L1">
        <text:list-item>
          <text:list>
            <text:list-item>
              <text:p text:style-name="P3">What is the kinetic energy of the bomb just at it hits the deck of the ship?</text:p>
            </text:list-item>
          </text:list>
        </text:list-item>
      </text:list>
      <text:p text:style-name="P4"/>
      <text:p text:style-name="P4"/>
      <text:p text:style-name="P4"/>
      <text:list xml:id="list213157874045623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75977A81AD4EEA68.png" xlink:type="simple" xlink:show="embed" xlink:actuate="onLoad"/></draw:frame> <text:s text:c="20"/>Name:<text:tab/><text:tab/><text:date style:data-style-name="N37" text:date-value="2016-08-04T21:31:55.925588482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204361</meta:creation-date>
    <meta:editing-duration>PT9M45S</meta:editing-duration>
    <meta:editing-cycles>4</meta:editing-cycles>
    <meta:generator>LibreOffice/5.0.6.2$Linux_X86_64 LibreOffice_project/00$Build-2</meta:generator>
    <dc:date>2016-08-04T21:31:55.884202613</dc:date>
    <meta:document-statistic meta:table-count="0" meta:image-count="2" meta:object-count="0" meta:page-count="3" meta:paragraph-count="34" meta:word-count="546" meta:character-count="2687" meta:non-whitespace-character-count="2146"/>
  </office:meta>
</office:document-meta>
</file>